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4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/>
      <style:text-properties fo:color="#c9211e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Sockets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Socket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table-cell table:style-name="ce45" table:number-columns-repeated="5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23T16:34:41.329010076</dc:date>
    <meta:editing-cycles>221</meta:editing-cycles>
    <meta:editing-duration>PT6H32M39S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